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background-color="#fff200"/>
    </style:style>
    <style:style style:name="P2" style:family="paragraph" style:parent-style-name="Text_20_body">
      <style:text-properties fo:font-weight="bold" fo:background-color="#fff200" style:font-weight-asian="bold" style:font-weight-complex="bold"/>
    </style:style>
    <style:style style:name="P3" style:family="paragraph" style:parent-style-name="Text_20_body">
      <style:text-properties fo:color="#a9b7c6" style:font-name="JetBrains Mono"/>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Preformatted_20_Text">
      <style:text-properties fo:color="#a9b7c6" style:font-name="JetBrains Mono"/>
    </style:style>
    <style:style style:name="P6" style:family="paragraph" style:parent-style-name="Preformatted_20_Text">
      <style:text-properties fo:color="#a9b7c6" style:font-name="JetBrains Mono" fo:background-color="#fff200"/>
    </style:style>
    <style:style style:name="P7" style:family="paragraph" style:parent-style-name="Preformatted_20_Text">
      <style:paragraph-properties fo:background-color="#2b2b2b">
        <style:background-image/>
      </style:paragraph-properties>
    </style:style>
    <style:style style:name="P8" style:family="paragraph" style:parent-style-name="Preformatted_20_Text">
      <style:paragraph-properties fo:background-color="#2b2b2b">
        <style:background-image/>
      </style:paragraph-properties>
      <style:text-properties fo:color="#a9b7c6"/>
    </style:style>
    <style:style style:name="P9" style:family="paragraph" style:parent-style-name="Preformatted_20_Text">
      <style:paragraph-properties fo:background-color="#2b2b2b">
        <style:background-image/>
      </style:paragraph-properties>
      <style:text-properties fo:color="#a9b7c6" style:font-name="JetBrains Mono"/>
    </style:style>
    <style:style style:name="P10" style:family="paragraph" style:parent-style-name="Preformatted_20_Text">
      <style:paragraph-properties fo:background-color="#2b2b2b">
        <style:background-image/>
      </style:paragraph-properties>
      <style:text-properties fo:color="#8888c6" style:font-name="JetBrains Mono"/>
    </style:style>
    <style:style style:name="P11" style:family="paragraph" style:parent-style-name="Preformatted_20_Text">
      <style:paragraph-properties fo:background-color="#2b2b2b">
        <style:background-image/>
      </style:paragraph-properties>
      <style:text-properties fo:color="#cc7832"/>
    </style:style>
    <style:style style:name="P12" style:family="paragraph" style:parent-style-name="Preformatted_20_Text">
      <style:paragraph-properties fo:background-color="#2b2b2b">
        <style:background-image/>
      </style:paragraph-properties>
      <style:text-properties fo:color="#808080" style:font-name="JetBrains Mono"/>
    </style:style>
    <style:style style:name="P13" style:family="paragraph" style:parent-style-name="Preformatted_20_Text">
      <style:paragraph-properties fo:background-color="#2b2b2b">
        <style:background-image/>
      </style:paragraph-properties>
      <style:text-properties fo:color="#cc7832" style:font-name="JetBrains Mono"/>
    </style:style>
    <style:style style:name="P14" style:family="paragraph" style:parent-style-name="Preformatted_20_Text">
      <style:paragraph-properties fo:background-color="#2b2b2b">
        <style:background-image/>
      </style:paragraph-properties>
      <style:text-properties fo:color="#a9b7c6"/>
    </style:style>
    <style:style style:name="P15" style:family="paragraph" style:parent-style-name="Preformatted_20_Text">
      <style:paragraph-properties fo:background-color="#2b2b2b">
        <style:background-image/>
      </style:paragraph-properties>
      <style:text-properties fo:color="#a9b7c6" style:font-name="JetBrains Mono"/>
    </style:style>
    <style:style style:name="P16" style:family="paragraph" style:parent-style-name="Preformatted_20_Text">
      <style:paragraph-properties fo:background-color="#2b2b2b">
        <style:background-image/>
      </style:paragraph-properties>
      <style:text-properties fo:color="#808080"/>
    </style:style>
    <style:style style:name="P17" style:family="paragraph" style:parent-style-name="Preformatted_20_Text">
      <style:paragraph-properties fo:background-color="#2b2b2b">
        <style:background-image/>
      </style:paragraph-properties>
      <style:text-properties fo:color="#8888c6" style:font-name="JetBrains Mono"/>
    </style:style>
    <style:style style:name="P18" style:family="paragraph" style:parent-style-name="Preformatted_20_Text">
      <style:paragraph-properties fo:margin-top="0cm" fo:margin-bottom="0.499cm" fo:background-color="#2b2b2b">
        <style:background-image/>
      </style:paragraph-properties>
      <style:text-properties fo:color="#a9b7c6"/>
    </style:style>
    <style:style style:name="P19" style:family="paragraph" style:parent-style-name="Preformatted_20_Text">
      <style:text-properties fo:color="#a9b7c6" style:font-name="JetBrains Mono"/>
    </style:style>
    <style:style style:name="P20" style:family="paragraph" style:parent-style-name="Preformatted_20_Text">
      <style:text-properties fo:color="#808080" style:font-name="JetBrains Mono"/>
    </style:style>
    <style:style style:name="P21" style:family="paragraph" style:parent-style-name="Text_20_body">
      <style:text-properties fo:language="de" fo:country="DE" fo:background-color="#ffffff"/>
    </style:style>
    <style:style style:name="T1" style:family="text">
      <style:text-properties fo:color="#cc7832"/>
    </style:style>
    <style:style style:name="T2" style:family="text">
      <style:text-properties fo:color="#cc7832" style:font-name="JetBrains Mono"/>
    </style:style>
    <style:style style:name="T3" style:family="text">
      <style:text-properties fo:color="#ffc66d"/>
    </style:style>
    <style:style style:name="T4" style:family="text">
      <style:text-properties fo:color="#ffc66d" style:font-name="JetBrains Mono"/>
    </style:style>
    <style:style style:name="T5" style:family="text">
      <style:text-properties style:font-name="JetBrains Mono"/>
    </style:style>
    <style:style style:name="T6" style:family="text">
      <style:text-properties fo:color="#6a8759"/>
    </style:style>
    <style:style style:name="T7" style:family="text">
      <style:text-properties fo:color="#6a8759" style:font-name="JetBrains Mono"/>
    </style:style>
    <style:style style:name="T8" style:family="text">
      <style:text-properties fo:color="#808080"/>
    </style:style>
    <style:style style:name="T9" style:family="text">
      <style:text-properties fo:color="#808080" style:font-name="JetBrains Mono"/>
    </style:style>
    <style:style style:name="T10" style:family="text">
      <style:text-properties fo:color="#6897bb"/>
    </style:style>
    <style:style style:name="T11" style:family="text">
      <style:text-properties fo:color="#6897bb" style:font-name="JetBrains Mono"/>
    </style:style>
    <style:style style:name="T12" style:family="text">
      <style:text-properties fo:color="#8888c6"/>
    </style:style>
    <style:style style:name="T13" style:family="text">
      <style:text-properties fo:color="#8888c6" style:font-name="JetBrains Mono"/>
    </style:style>
    <style:style style:name="T14" style:family="text">
      <style:text-properties fo:color="#a9b7c6" style:font-name="JetBrains Mono"/>
    </style:style>
    <style:style style:name="T15" style:family="text">
      <style:text-properties fo:color="#aa4926" style:font-name="JetBrains Mono"/>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reference-mark-start text:name="Aufgabe"/>Junior Aufgabe <text:reference-mark-end text:name="Aufgabe"/>2</text:p>
      <text:p text:style-name="Subtitle">Team-ID: 00719 </text:p>
      <text:p text:style-name="Subtitle">Team: YOLO</text:p>
      <text:p text:style-name="Subtitle">Bearbeiter/-innen dieser Aufgabe:<text:line-break/>Witold Mowinski</text:p>
      <text:p text:style-name="Subtitle"><text:date style:data-style-name="N81" text:date-value="2022-11-18T11:25:43.31" text:fixed="true">18.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p text:style-name="P1">Anleitung: Trage oben die Aufgabennummer, die Team-ID, den Team-Namen und alle Bearbeiter/-innen dieser Aufgabe mit Vor- und Namen ein. Vergiss nicht, auch den Aufgabennamen anzupassen (statt „LibreOffice-Dokument“)! </text:p>
      <text:p text:style-name="P1">Drücke dann F9 zur Aktualisierung, lösche diese Anleitung und lege los :)</text:p>
      <text:p text:style-name="P1">Wenn du neue Überschriften einfügst, solltest du das Inhaltsverzeichnis mittels Rechtsklick aktualisieren. </text:p>
      <text:p text:style-name="P2">Die gelb hinterlegten Texte, die hier bereits stehen, geben ein paar Hinweise zur Einsendung. Du solltest sie aber in deiner Einsendung wieder entfernen!</text:p>
      <text:h text:style-name="Heading_20_1" text:outline-level="1"><text:bookmark-start text:name="__RefHeading___Toc2232_4178761632"/>Lösungsidee<text:bookmark-end text:name="__RefHeading___Toc2232_4178761632"/></text:h>
      <text:p text:style-name="P21">Die werte einlesen und in ein dict einfüllen wo der grösere wert der key vom kleineren wert ist. Dann recursiv dieses Tree durchgehen und bei jedem wert diesen in ein set einfügen, letztendlich hat man dann ein set in dem weis dass alle werte die drin sind kleiner als der key sind. Dann nimmt man die kette mit der grösten länge und geht alle anderen ketten durch und schauft ob in einer anderen kette ein wert drin ist der nicht in der hauptkette ist. Wenn die hauptkette alle werte beinhaltet kann man den schwersten container eindeutig bestimmen, ander falls nicht.</text:p>
      <text:h text:style-name="Heading_20_1" text:outline-level="1"><text:bookmark-start text:name="__RefHeading___Toc2234_4178761632"/>Umsetzung<text:bookmark-end text:name="__RefHeading___Toc2234_4178761632"/></text:h>
      <text:p text:style-name="P21">Zuerst liest man die daten ein, sodass das dict den type: Dict[str, List[str]] hat. Dann brauchen wir eine rekursive funktion die ein tree und ein immutable set als parameter bekommt, die werte aus dem tree werden dabei ins set eingefügt. Dann müssen wir alle werte aus dem hautpt dict in die <text:soft-page-break/>funktion füttern und ein neuee list erstellen List[Tuple[str, Set[str]]] erstellen wo der erste wert der key des vorherigen dicts ist und der zweite wert das set mit all den werten die kleiner sind als der key. Zuletzt wird nach der set lännge sortiert und der wert mit der längsten kätte ist unsere Hauptkette. Um zu kontrolieren ob die Hauptkette auch wirklich eindeutig ist gehen wie alle anderen werte durch und wenn keine Werte auftauchen die nicht in der Hautpkette sind ist die Kette eindeutig.</text:p>
      <text:h text:style-name="Heading_20_1" text:outline-level="1"><text:bookmark-start text:name="__RefHeading___Toc2236_4178761632"/><text:s/>Beispiele<text:bookmark-end text:name="__RefHeading___Toc2236_4178761632"/></text:h>
      <text:p text:style-name="P6"/>
      <text:p text:style-name="P9"><text:span text:style-name="T1">if </text:span><text:span text:style-name="T12">__name__ == </text:span><text:span text:style-name="T6">"__main__"</text:span><text:span text:style-name="T12">:</text:span></text:p>
      <text:p text:style-name="P8"><text:s text:c="4"/><text:span text:style-name="T13">print</text:span><text:span text:style-name="T5">([solve_for_biggest(d) </text:span><text:span text:style-name="T2">for </text:span><text:span text:style-name="T5">d </text:span><text:span text:style-name="T2">in </text:span><text:span text:style-name="T5">[</text:span></text:p>
      <text:p text:style-name="P8"><text:s text:c="8"/><text:span text:style-name="T5">JuniorAufgabe2.txt0</text:span><text:span text:style-name="T2">,</text:span></text:p>
      <text:p text:style-name="P8"><text:span text:style-name="T1"><text:s text:c="8"/></text:span><text:span text:style-name="T5">JuniorAufgabe2.txt1</text:span><text:span text:style-name="T2">,</text:span></text:p>
      <text:p text:style-name="P8"><text:span text:style-name="T1"><text:s text:c="8"/></text:span><text:span text:style-name="T5">JuniorAufgabe2.txt2</text:span><text:span text:style-name="T2">,</text:span></text:p>
      <text:p text:style-name="P8"><text:span text:style-name="T1"><text:s text:c="8"/></text:span><text:span text:style-name="T5">JuniorAufgabe2.txt3</text:span><text:span text:style-name="T2">,</text:span></text:p>
      <text:p text:style-name="P8"><text:span text:style-name="T1"><text:s text:c="8"/></text:span><text:span text:style-name="T5">JuniorAufgabe2.txt4</text:span></text:p>
      <text:p text:style-name="P18"><text:s text:c="4"/><text:span text:style-name="T5">]])</text:span></text:p>
      <text:p text:style-name="P10"># -&gt; [None, '4', None, None, '5']</text:p>
      <text:p text:style-name="P10"/>
      <text:p text:style-name="P10"/>
      <text:p text:style-name="P3"/>
      <text:p text:style-name="P1"/>
      <text:h text:style-name="Heading_20_1" text:outline-level="1"><text:bookmark-start text:name="__RefHeading___Toc2238_4178761632"/>Quellcode<text:bookmark-end text:name="__RefHeading___Toc2238_4178761632"/></text:h>
      <text:p text:style-name="P5"><text:span text:style-name="T1">from </text:span>__future__ <text:span text:style-name="T1">import </text:span>annotations</text:p>
      <text:p text:style-name="P9"><text:span text:style-name="T1">from </text:span>typing <text:span text:style-name="T1">import </text:span>List<text:span text:style-name="T1">, </text:span>Dict</text:p>
      <text:p text:style-name="P9"><text:span text:style-name="T1">from </text:span>datasets <text:span text:style-name="T1">import </text:span>JuniorAufgabe2</text:p>
      <text:p text:style-name="P9"><text:span text:style-name="T1"/></text:p>
      <text:p text:style-name="P9"><text:span text:style-name="T1">def </text:span><text:span text:style-name="T3">solve_for_biggest</text:span>(data: <text:span text:style-name="T12">str </text:span>= JuniorAufgabe2.txt4<text:span text:style-name="T1">, </text:span>*<text:span text:style-name="T1">, </text:span>null_value=<text:span text:style-name="T1">None</text:span>):</text:p>
      <text:p text:style-name="P8"><text:s text:c="4"/><text:span text:style-name="T5">data = [</text:span><text:span text:style-name="T13">tuple</text:span><text:span text:style-name="T5">(x.split(</text:span><text:span text:style-name="T7">" "</text:span><text:span text:style-name="T5">)) </text:span><text:span text:style-name="T2">for </text:span><text:span text:style-name="T5">x </text:span><text:span text:style-name="T2">in </text:span><text:span text:style-name="T5">data.split(</text:span><text:span text:style-name="T7">"</text:span><text:span text:style-name="T2">\n</text:span><text:span text:style-name="T7">"</text:span><text:span text:style-name="T5">)]</text:span></text:p>
      <text:p text:style-name="P8"><text:s text:c="4"/></text:p>
      <text:p text:style-name="P8"><text:span text:style-name="T9"><text:s text:c="4"/># convert the array to a kinda binary tree</text:span></text:p>
      <text:p text:style-name="P16"><text:s text:c="4"/><text:span text:style-name="T5"># 2 -&gt; 1</text:span></text:p>
      <text:p text:style-name="P16"><text:s text:c="4"/><text:span text:style-name="T5"># 3 -&gt; 2</text:span></text:p>
      <text:p text:style-name="P8"><text:span text:style-name="T8"><text:s text:c="4"/></text:span><text:span text:style-name="T5">vs: Dict[</text:span><text:span text:style-name="T13">str</text:span><text:span text:style-name="T2">, </text:span><text:span text:style-name="T5">List[</text:span><text:span text:style-name="T13">str</text:span><text:span text:style-name="T5">]] = {}</text:span></text:p>
      <text:p text:style-name="P8"><text:s text:c="4"/><text:span text:style-name="T2">for </text:span><text:span text:style-name="T5">x</text:span><text:span text:style-name="T2">, </text:span><text:span text:style-name="T5">y </text:span><text:span text:style-name="T2">in </text:span><text:span text:style-name="T5">data:</text:span></text:p>
      <text:p text:style-name="P8"><text:s text:c="8"/><text:span text:style-name="T2">if </text:span><text:span text:style-name="T5">x </text:span><text:span text:style-name="T2">not in </text:span><text:span text:style-name="T5">vs:</text:span></text:p>
      <text:p text:style-name="P8"><text:s text:c="12"/><text:span text:style-name="T5">vs[x] = []</text:span></text:p>
      <text:p text:style-name="P8"><text:s text:c="8"/><text:span text:style-name="T5">vs[x].append(y)</text:span></text:p>
      <text:p text:style-name="P8"><text:s text:c="4"/></text:p>
      <text:p text:style-name="P8"><text:span text:style-name="T9"><text:s text:c="4"/># traverse binary tree</text:span></text:p>
      <text:p text:style-name="P16"><text:s text:c="4"/><text:span text:style-name="T5"># follow all the paths and save them</text:span></text:p>
      <text:p text:style-name="P16"><text:s text:c="4"/><text:span text:style-name="T5"># 2 -&gt; 1</text:span></text:p>
      <text:p text:style-name="P16"><text:s text:c="4"/><text:span text:style-name="T5"># 3 -&gt; 2 -&gt; 1</text:span></text:p>
      <text:p text:style-name="P8"><text:span text:style-name="T8"><text:s text:c="4"/></text:span><text:span text:style-name="T2">def </text:span><text:span text:style-name="T4">rec</text:span><text:span text:style-name="T5">(values</text:span><text:span text:style-name="T2">, </text:span><text:span text:style-name="T5">chain):</text:span></text:p>
      <text:p text:style-name="P8"><text:s text:c="8"/><text:span text:style-name="T2">if </text:span><text:span text:style-name="T5">values </text:span><text:span text:style-name="T2">is None</text:span><text:span text:style-name="T5">:</text:span></text:p>
      <text:p text:style-name="P8"><text:s text:c="12"/><text:span text:style-name="T2">return</text:span></text:p>
      <text:p text:style-name="P8"><text:span text:style-name="T1"><text:s text:c="8"/></text:span><text:span text:style-name="T2">for </text:span><text:span text:style-name="T5">vl </text:span><text:span text:style-name="T2">in </text:span><text:span text:style-name="T5">values:</text:span></text:p>
      <text:p text:style-name="P8"><text:s text:c="12"/><text:span text:style-name="T5">F = vs.get(vl)</text:span></text:p>
      <text:p text:style-name="P8"><text:s text:c="12"/><text:span text:style-name="T5">chain.add(vl)</text:span></text:p>
      <text:p text:style-name="P8"><text:soft-page-break/><text:s text:c="12"/><text:span text:style-name="T5">rec(F</text:span><text:span text:style-name="T2">, </text:span><text:span text:style-name="T5">chain)</text:span></text:p>
      <text:p text:style-name="P8"><text:span text:style-name="T5"/></text:p>
      <text:p text:style-name="P8"><text:span text:style-name="T5"/></text:p>
      <text:p text:style-name="P8"><text:s text:c="4"/><text:span text:style-name="T9"># get all chains</text:span></text:p>
      <text:p text:style-name="P16"><text:s text:c="4"/><text:span text:style-name="T5"># 1</text:span></text:p>
      <text:p text:style-name="P16"><text:s text:c="4"/><text:span text:style-name="T5"># 2 1</text:span></text:p>
      <text:p text:style-name="P8"><text:span text:style-name="T8"><text:s text:c="4"/></text:span><text:span text:style-name="T5">true_king = </text:span><text:span text:style-name="T2">True</text:span></text:p>
      <text:p text:style-name="P8"><text:span text:style-name="T1"><text:s text:c="4"/></text:span><text:span text:style-name="T5">chains = []</text:span></text:p>
      <text:p text:style-name="P8"><text:s text:c="4"/><text:span text:style-name="T2">for </text:span><text:span text:style-name="T5">k</text:span><text:span text:style-name="T2">, </text:span><text:span text:style-name="T5">v </text:span><text:span text:style-name="T2">in </text:span><text:span text:style-name="T5">vs.items():</text:span></text:p>
      <text:p text:style-name="P8"><text:s text:c="8"/><text:span text:style-name="T5">chain = </text:span><text:span text:style-name="T13">set</text:span><text:span text:style-name="T5">() <text:s/></text:span><text:span text:style-name="T9"># chain as set since we done care about duplicate options</text:span></text:p>
      <text:p text:style-name="P8"><text:span text:style-name="T8"><text:s text:c="8"/></text:span><text:span text:style-name="T2">try</text:span><text:span text:style-name="T5">:</text:span></text:p>
      <text:p text:style-name="P8"><text:s text:c="12"/><text:span text:style-name="T5">rec(v</text:span><text:span text:style-name="T2">, </text:span><text:span text:style-name="T5">chain)</text:span></text:p>
      <text:p text:style-name="P8"><text:s text:c="8"/><text:span text:style-name="T2">except </text:span><text:span text:style-name="T13">RecursionError</text:span><text:span text:style-name="T5">: <text:s/></text:span><text:span text:style-name="T9"># prevent looping, 1 -&gt; 2 | 2 -&gt; 1</text:span></text:p>
      <text:p text:style-name="P8"><text:span text:style-name="T8"><text:s text:c="12"/></text:span><text:span text:style-name="T5">true_king = </text:span><text:span text:style-name="T2">False</text:span></text:p>
      <text:p text:style-name="P8"><text:span text:style-name="T1"><text:s text:c="8"/></text:span><text:span text:style-name="T5">chains.append((k</text:span><text:span text:style-name="T2">, </text:span><text:span text:style-name="T5">chain))</text:span></text:p>
      <text:p text:style-name="P8"><text:span text:style-name="T5"/></text:p>
      <text:p text:style-name="P8"><text:span text:style-name="T5"/></text:p>
      <text:p text:style-name="P8"><text:s text:c="4"/><text:span text:style-name="T2">if </text:span><text:span text:style-name="T5">true_king:</text:span></text:p>
      <text:p text:style-name="P8"><text:s text:c="8"/><text:span text:style-name="T9"># get the longest chain</text:span></text:p>
      <text:p text:style-name="P8"><text:span text:style-name="T8"><text:s text:c="8"/></text:span><text:span text:style-name="T5">srted = </text:span><text:span text:style-name="T13">sorted</text:span><text:span text:style-name="T5">(chains</text:span><text:span text:style-name="T2">, </text:span><text:span text:style-name="T15">key</text:span><text:span text:style-name="T5">=</text:span><text:span text:style-name="T2">lambda </text:span><text:span text:style-name="T5">a: </text:span><text:span text:style-name="T13">len</text:span><text:span text:style-name="T5">(a[</text:span><text:span text:style-name="T11">1</text:span><text:span text:style-name="T5">])</text:span><text:span text:style-name="T2">, </text:span><text:span text:style-name="T15">reverse</text:span><text:span text:style-name="T5">=</text:span><text:span text:style-name="T2">True</text:span><text:span text:style-name="T5">)</text:span></text:p>
      <text:p text:style-name="P8"><text:s text:c="8"/><text:span text:style-name="T9"># check there are no multiple highest, bc if there is another option it will not show in the main tree</text:span></text:p>
      <text:p text:style-name="P8"><text:span text:style-name="T8"><text:s text:c="8"/></text:span><text:span text:style-name="T5">id</text:span><text:span text:style-name="T2">, </text:span><text:span text:style-name="T5">mx = srted.pop(</text:span><text:span text:style-name="T11">0</text:span><text:span text:style-name="T5">)</text:span></text:p>
      <text:p text:style-name="P8"><text:s text:c="8"/><text:span text:style-name="T2">for </text:span><text:span text:style-name="T5">x</text:span><text:span text:style-name="T2">, </text:span><text:span text:style-name="T5">y </text:span><text:span text:style-name="T2">in </text:span><text:span text:style-name="T5">srted:</text:span></text:p>
      <text:p text:style-name="P8"><text:s text:c="12"/><text:span text:style-name="T2">if </text:span><text:span text:style-name="T5">x </text:span><text:span text:style-name="T2">not in </text:span><text:span text:style-name="T5">mx: <text:s/></text:span><text:span text:style-name="T9"># &lt;- this prevents that</text:span></text:p>
      <text:p text:style-name="P8"><text:span text:style-name="T8"><text:s text:c="16"/></text:span><text:span text:style-name="T5">true_king = </text:span><text:span text:style-name="T2">False</text:span></text:p>
      <text:p text:style-name="P8"><text:span text:style-name="T1"><text:s text:c="4"/></text:span><text:span text:style-name="T2">else</text:span><text:span text:style-name="T5">:</text:span></text:p>
      <text:p text:style-name="P8"><text:s text:c="8"/><text:span text:style-name="T5">id = </text:span><text:span text:style-name="T2">None</text:span></text:p>
      <text:p text:style-name="P8"><text:span text:style-name="T1"><text:s text:c="4"/></text:span><text:span text:style-name="T2">return </text:span><text:span text:style-name="T5">id </text:span><text:span text:style-name="T2">if </text:span><text:span text:style-name="T5">true_king </text:span><text:span text:style-name="T2">else </text:span><text:span text:style-name="T5">null_value</text:span></text:p>
      <text:p text:style-name="P8"><text:span text:style-name="T5"/></text:p>
      <text:p text:style-name="P8"><text:span text:style-name="T5"/></text:p>
      <text:p text:style-name="P9"><text:span text:style-name="T1">if </text:span>__name__ == <text:span text:style-name="T6">"__main__"</text:span>:</text:p>
      <text:p text:style-name="P8"><text:s text:c="4"/><text:span text:style-name="T13">print</text:span><text:span text:style-name="T5">([solve_for_biggest(d) </text:span><text:span text:style-name="T2">for </text:span><text:span text:style-name="T5">d </text:span><text:span text:style-name="T2">in </text:span><text:span text:style-name="T5">[</text:span></text:p>
      <text:p text:style-name="P8"><text:s text:c="8"/><text:span text:style-name="T5">JuniorAufgabe2.txt0</text:span><text:span text:style-name="T2">,</text:span></text:p>
      <text:p text:style-name="P8"><text:span text:style-name="T1"><text:s text:c="8"/></text:span><text:span text:style-name="T5">JuniorAufgabe2.txt1</text:span><text:span text:style-name="T2">,</text:span></text:p>
      <text:p text:style-name="P8"><text:span text:style-name="T1"><text:s text:c="8"/></text:span><text:span text:style-name="T5">JuniorAufgabe2.txt2</text:span><text:span text:style-name="T2">,</text:span></text:p>
      <text:p text:style-name="P8"><text:span text:style-name="T1"><text:s text:c="8"/></text:span><text:span text:style-name="T5">JuniorAufgabe2.txt3</text:span><text:span text:style-name="T2">,</text:span></text:p>
      <text:p text:style-name="P8"><text:span text:style-name="T1"><text:s text:c="8"/></text:span><text:span text:style-name="T5">JuniorAufgabe2.txt4</text:span></text:p>
      <text:p text:style-name="P18"><text:s text:c="4"/><text:span text:style-name="T5">]])</text:span></text:p>
      <text:p text:style-name="P2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Header">Aufgabe 2<text:tab/><text:tab/>Team-ID: 00719 </text:p>
      </style:header>
      <style:footer>
        <text:p text:style-name="Footer"><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8T11:25:45</meta:creation-date>
    <meta:editing-duration>PT39M17S</meta:editing-duration>
    <meta:editing-cycles>5</meta:editing-cycles>
    <meta:generator>OpenOffice/4.1.13$Win32 OpenOffice.org_project/4113m1$Build-9810</meta:generator>
    <meta:initial-creator>a a</meta:initial-creator>
    <dc:date>2022-11-18T13:06:21.72</dc:date>
    <dc:creator>a a</dc:creator>
    <meta:document-statistic meta:table-count="0" meta:image-count="0" meta:object-count="0" meta:page-count="3" meta:paragraph-count="88" meta:word-count="604" meta:character-count="4090"/>
  </office:meta>
</office:document-meta>
</file>